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officeooo:rsid="001449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pyright © 201<text:span text:style-name="T1">4</text:span> András Varga and OpenSim L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5T17:05:35</meta:creation-date>
    <dc:date>2014-01-27T13:24:38.357538169</dc:date>
    <meta:editing-duration>PT4M14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1" meta:paragraph-count="1" meta:word-count="8" meta:character-count="46" meta:non-whitespace-character-count="39"/>
  </office:meta>
</office:document-meta>
</file>